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9ba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fe837"/>
    </style:style>
    <style:style style:name="T1" style:family="text">
      <style:text-properties fo:color="#1eb540" loext:opacity="100%" style:font-name="Consolas" fo:font-size="14pt" fo:background-color="#1b6291" loext:char-shading-value="0" style:font-size-asian="14pt"/>
    </style:style>
    <style:style style:name="T2" style:family="text">
      <style:text-properties fo:color="#1290c3" loext:opacity="100%" style:font-name="Consolas" fo:font-size="14pt" fo:background-color="#1b6291" loext:char-shading-value="0" style:font-size-asian="14pt"/>
    </style:style>
    <style:style style:name="T3" style:family="text">
      <style:text-properties officeooo:rsid="001e9ba2"/>
    </style:style>
    <style:style style:name="T4" style:family="text">
      <style:text-properties fo:color="#808080" loext:opacity="100%" style:font-name="Consolas" fo:font-size="14pt" fo:background-color="#373737" loext:char-shading-value="0" style:font-size-asian="14pt"/>
    </style:style>
    <style:style style:name="T5" style:family="text">
      <style:text-properties officeooo:rsid="001f9d3c"/>
    </style:style>
    <style:style style:name="T6" style:family="text">
      <style:text-properties officeooo:rsid="001fe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ment ajouter une nouvelle méthode évaluatrice avec des points <text:span text:style-name="T5">d</text:span>ans analyseWriter ?</text:p>
      <text:p text:style-name="Standard"/>
      <text:p text:style-name="Standard">1 – <text:span text:style-name="T5">A</text:span>jouter le nom de la nouvelle méthode dans la liste des attribut<text:span text:style-name="T6">s</text:span> d’analyseWriter.</text:p>
      <text:p text:style-name="Standard"><text:tab/>ListeAttributsAnalyseWriter.isAttributAnalyseWriter</text:p>
      <text:p text:style-name="Standard"/>
      <text:p text:style-name="Standard">2- Créer un icon et ajouter un menu pour cette méthode </text:p>
      <text:p text:style-name="Standard"><text:tab/>createPopupMenu</text:p>
      <text:p text:style-name="Standard"/>
      <text:p text:style-name="Standard">3- <text:span text:style-name="T5">A</text:span>jouter les actions true e<text:span text:style-name="T6">t</text:span> false pour la nouvelle méthode</text:p>
      <text:p text:style-name="Standard"><text:tab/>Exemple : actEvalFirstChildTrue<text:line-break/><text:tab/>ou l’action : actEvalFirstChildTrue</text:p>
      <text:p text:style-name="Standard"/>
      <text:p text:style-name="Standard">4-<text:span text:style-name="T5">A</text:span>jouter un nouveau commentaire pou<text:span text:style-name="T6">r</text:span> cette nouvelle méthode dans l’affichage <text:span text:style-name="T6">"</text:span>afficheText<text:span text:style-name="T6">"</text:span></text:p>
      <text:p text:style-name="P3"><text:tab/>afficheText.refreshAffichage</text:p>
      <text:p text:style-name="Standard"/>
      <text:p text:style-name="Standard">5- <text:span text:style-name="T5">A</text:span>jouter le calcul de l’évaluation pour cette nouvelle méthode <text:span text:style-name="T6">(la procédure)</text:span></text:p>
      <text:p text:style-name="Standard"><text:tab/>evaluationAttribut.evalLesAttributAnalyseStyle</text:p>
      <text:p text:style-name="Standard"/>
      <text:p text:style-name="Standard">6- <text:span text:style-name="T5">A</text:span><text:span text:style-name="T3">jouter le calcul des points simulés</text:span></text:p>
      <text:p text:style-name="Standard"><text:tab/>calculNombrePointEvaluation</text:p>
      <text:p text:style-name="Standard"/>
      <text:p text:style-name="P1">7- <text:span text:style-name="T5">O</text:span><text:span text:style-name="T3">ptionnelle ajouter l’attribut de la méthode dans l’écriture du sujet.(</text:span>Ajoute les attributs d'analyseWriter par défaut<text:span text:style-name="T3">)</text:span>.<text:span text:style-name="T3"><text:line-break/><text:tab/></text:span>EcritureSujet.nextNodesEnfan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blo Rodriguez</meta:initial-creator>
    <meta:creation-date>2022-12-15T11:11:07.593000000</meta:creation-date>
    <meta:editing-cycles>3</meta:editing-cycles>
    <meta:editing-duration>PT24M10S</meta:editing-duration>
    <dc:date>2022-12-15T11:45:34.072000000</dc:date>
    <dc:creator>Pablo Rodriguez</dc:creator>
    <meta:generator>LibreOffice/7.3.7.2$Windows_X86_64 LibreOffice_project/e114eadc50a9ff8d8c8a0567d6da8f454beeb84f</meta:generator>
    <meta:document-statistic meta:table-count="0" meta:image-count="0" meta:object-count="0" meta:page-count="1" meta:paragraph-count="14" meta:word-count="107" meta:character-count="892" meta:non-whitespace-character-count="789"/>
  </office:meta>
</office:document-meta>
</file>